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4, 1896</text:p>
      <text:p text:style-name="P5">Month<text:tab/><text:tab/><text:tab/><text:tab/><text:tab/><text:tab/>Februar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awker City</text:p>
      <text:p text:style-name="P5">State<text:tab/><text:tab/><text:tab/><text:tab/><text:tab/><text:tab/>KS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OFFICE OF/</text:p>
      <text:p text:style-name="P2">JACOB ROTHSCHILD,/</text:p>
      <text:p text:style-name="P2">Wholesale and Retail Dealer in/</text:p>
      <text:p text:style-name="P2">CLOTHING,/</text:p>
      <text:p text:style-name="P2">DRY GOODS,/</text:p>
      <text:p text:style-name="P2">BOOTS AND SHOES./</text:p>
      <text:p text:style-name="P2">GENT'S FURNISHING GOODS, &amp;C./</text:p>
      <text:p text:style-name="P3">Cawker City, Kansas Feb 14th 1896/</text:p>
      <text:p text:style-name="P2">Dear Father!-/</text:p>
      <text:p text:style-name="P2"><text:tab/>I herein enclose you/ check for $16.35 interest on $500,/ $30 and $15-/</text:p>
      <text:p text:style-name="P2"><text:tab/>Please excuse me but I/ took the three days of grace./ <text:s/>With much love,/ Le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42:55.82</meta:creation-date>
    <meta:document-statistic meta:table-count="0" meta:image-count="0" meta:object-count="0" meta:page-count="2" meta:paragraph-count="71" meta:word-count="220" meta:character-count="1589"/>
    <dc:date>2012-01-04T14:51:57.17</dc:date>
    <dc:creator>Penn Libraries</dc:creator>
    <meta:editing-duration>PT00H09M01S</meta:editing-duration>
    <meta:editing-cycles>1</meta:editing-cycles>
    <meta:generator>OpenOffice.org/3.2$Win32 OpenOffice.org_project/320m12$Build-9483</meta:generator>
  </office:meta>
</office:document-meta>
</file>